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6d00" officeooo:paragraph-rsid="00046d00"/>
    </style:style>
    <style:style style:name="P2" style:family="paragraph" style:parent-style-name="Standard">
      <style:text-properties officeooo:rsid="00046ecd" officeooo:paragraph-rsid="00046ecd"/>
    </style:style>
    <style:style style:name="P3" style:family="paragraph" style:parent-style-name="Standard">
      <style:text-properties officeooo:rsid="0004c42c" officeooo:paragraph-rsid="0004c42c"/>
    </style:style>
    <style:style style:name="P4" style:family="paragraph" style:parent-style-name="Standard">
      <style:text-properties officeooo:rsid="0004c42c" officeooo:paragraph-rsid="00064272"/>
    </style:style>
    <style:style style:name="P5" style:family="paragraph" style:parent-style-name="Standard">
      <style:text-properties fo:font-size="16pt" fo:font-weight="bold" officeooo:rsid="0004c42c" officeooo:paragraph-rsid="0004c42c" style:font-size-asian="16pt" style:font-weight-asian="bold" style:font-size-complex="16pt" style:font-weight-complex="bold"/>
    </style:style>
    <style:style style:name="T1" style:family="text">
      <style:text-properties officeooo:rsid="00046ecd"/>
    </style:style>
    <style:style style:name="T2" style:family="text">
      <style:text-properties style:text-overline-style="solid" style:text-overline-width="auto" style:text-overline-color="font-color"/>
    </style:style>
    <style:style style:name="T3" style:family="text">
      <style:text-properties style:text-overline-style="none" style:text-overline-color="font-color"/>
    </style:style>
    <style:style style:name="T4" style:family="text">
      <style:text-properties officeooo:rsid="00046ecd" style:text-overline-style="none" style:text-overline-color="font-color"/>
    </style:style>
    <style:style style:name="T5" style:family="text">
      <style:text-properties officeooo:rsid="00064272" style:text-overline-style="none" style:text-overline-color="font-color"/>
    </style:style>
    <style:style style:name="T6" style:family="text">
      <style:text-properties officeooo:rsid="000642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iente (#DNI, nombre email, direccion, telefono</text:p>
      <text:p text:style-name="P1"/>
      <text:p text:style-name="P1">Banner (#codigo, nombre, descripcion, pvp, marca</text:p>
      <text:p text:style-name="P1"/>
      <text:p text:style-name="P1">Popup ( #codigo, nombre, descripcion, pvp, mensaje</text:p>
      <text:p text:style-name="P1"/>
      <text:p text:style-name="P1"><text:span text:style-name="T1">EnlacePatrocinado</text:span> ( #codigo, nombre, descripcion, enlace, pvpextra</text:p>
      <text:p text:style-name="P1"/>
      <text:p text:style-name="P1">Web ( #URL, nombre, topico<text:tab/></text:p>
      <text:p text:style-name="P1"/>
      <text:p text:style-name="P2">Cliente_Banner (<text:span text:style-name="T2">#DNI_cliente,</text:span> <text:span text:style-name="T2">#codigo_banner</text:span>)</text:p>
      <text:p text:style-name="P2"/>
      <text:p text:style-name="P2">Cliente_Popup (<text:span text:style-name="T2">#DNI_cliente,</text:span> <text:span text:style-name="T2">#codigo_popup</text:span>)</text:p>
      <text:p text:style-name="P2"/>
      <text:p text:style-name="P2">Cliente_EnlacePatrocinado (<text:span text:style-name="T2">#DNI_cliente,</text:span> <text:span text:style-name="T2">#codigo_enlacepatrocinado,</text:span><text:span text:style-name="T3"> fecha_ini, fecha_fin</text:span>)</text:p>
      <text:p text:style-name="P2"/>
      <text:p text:style-name="P2">Web_Banner (<text:span text:style-name="T2">#DNI_cliente,</text:span> <text:span text:style-name="T2">#codigo_banner </text:span><text:span text:style-name="T3"><text:s/>fecha_ini, fecha_fin</text:span>)</text:p>
      <text:p text:style-name="P2"/>
      <text:p text:style-name="P2">Web_Popup (<text:span text:style-name="T2">#DNI_cliente,</text:span> <text:span text:style-name="T2">#codigo_popup </text:span><text:span text:style-name="T3"><text:s/>fecha_ini, fecha_fin</text:span>)</text:p>
      <text:p text:style-name="P2"/>
      <text:p text:style-name="P2">Web_EnlacePatrocinado (<text:span text:style-name="T2">#DNI_cliente,</text:span> <text:span text:style-name="T2">#codigo_enlacepatrocinado </text:span><text:span text:style-name="T3"><text:s/>fecha_ini, fecha_fin</text:span>)</text:p>
      <text:p text:style-name="P2"/>
      <text:p text:style-name="P5">Claves foráneas</text:p>
      <text:p text:style-name="P3"/>
      <text:p text:style-name="P3">Cliente_Banner (<text:span text:style-name="T2">#DNI_cliente)</text:span><text:span text:style-name="T3"> → Cliente (#DNI)</text:span></text:p>
      <text:p text:style-name="P3"><text:span text:style-name="T3"/></text:p>
      <text:p text:style-name="P3"><text:span text:style-name="T3">Cliente_Popup (</text:span><text:span text:style-name="T2">#DNI_cliente)</text:span><text:span text:style-name="T3"> → Cliente (#DNI)</text:span></text:p>
      <text:p text:style-name="P3"><text:span text:style-name="T3"/></text:p>
      <text:p text:style-name="P3"><text:span text:style-name="T3">Cliente_EnlacePatrocinado (</text:span><text:span text:style-name="T2">#DNI_cliente)</text:span><text:span text:style-name="T3"> → Cliente (#DNI)</text:span></text:p>
      <text:p text:style-name="P3"><text:span text:style-name="T3"/></text:p>
      <text:p text:style-name="P3">Cliente_Banner (<text:span text:style-name="T2">#codigo_banner)</text:span><text:span text:style-name="T3"> → Banner (#codigo)</text:span></text:p>
      <text:p text:style-name="P3"><text:span text:style-name="T3"/></text:p>
      <text:p text:style-name="P3"><text:span text:style-name="T3">Cliente_Popup (</text:span><text:span text:style-name="T2">#codigo_popup)</text:span><text:span text:style-name="T3"> → Popup (#codigo)</text:span></text:p>
      <text:p text:style-name="P3"><text:span text:style-name="T3"/></text:p>
      <text:p text:style-name="P3"><text:span text:style-name="T3">Cliente_EnlacePatrocinado (</text:span><text:span text:style-name="T2">#codigo_enlacepatrocinado)</text:span><text:span text:style-name="T3"> → </text:span><text:span text:style-name="T4">EnlacePatrocinado</text:span><text:span text:style-name="T3"> (#codigo)</text:span></text:p>
      <text:p text:style-name="P3"><text:span text:style-name="T3"/></text:p>
      <text:p text:style-name="P3"><text:span text:style-name="T3">Web_Banner (</text:span><text:span text:style-name="T2">#URL_web)</text:span><text:span text:style-name="T3"> → Web (#URL)</text:span></text:p>
      <text:p text:style-name="P3"><text:span text:style-name="T3"/></text:p>
      <text:p text:style-name="P3"><text:span text:style-name="T3">Web_Popup (</text:span><text:span text:style-name="T2">#URL_web)</text:span><text:span text:style-name="T3"> → Web (#URL)</text:span></text:p>
      <text:p text:style-name="P3"/>
      <text:p text:style-name="P3"><text:span text:style-name="T3">Web_EnlacePatrocinado (</text:span><text:span text:style-name="T2">#URL_web)</text:span><text:span text:style-name="T3"> → Web (#URL)</text:span></text:p>
      <text:p text:style-name="P3"><text:span text:style-name="T3"/></text:p>
      <text:p text:style-name="P4"><text:span text:style-name="T6">Web</text:span>_Banner (<text:span text:style-name="T2">#codigo_banner)</text:span><text:span text:style-name="T3"> → Banner (#codigo)</text:span></text:p>
      <text:p text:style-name="P4"><text:span text:style-name="T3"/></text:p>
      <text:p text:style-name="P4"><text:span text:style-name="T5">Web</text:span><text:span text:style-name="T3">_Popup (</text:span><text:span text:style-name="T2">#codigo_popup)</text:span><text:span text:style-name="T3"> → Popup (#codigo)</text:span></text:p>
      <text:p text:style-name="P4"><text:span text:style-name="T3"/></text:p>
      <text:p text:style-name="P4"><text:span text:style-name="T5">Web</text:span><text:span text:style-name="T3">_EnlacePatrocinado (</text:span><text:span text:style-name="T2">#codigo_enlacepatrocinado)</text:span><text:span text:style-name="T3"> → </text:span><text:span text:style-name="T4">EnlacePatrocinado</text:span><text:span text:style-name="T3"> (#codigo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05T18:42:00.835000000</meta:creation-date>
    <dc:date>2025-11-05T20:37:26.633000000</dc:date>
    <meta:editing-duration>PT36M3S</meta:editing-duration>
    <meta:editing-cycles>3</meta:editing-cycles>
    <meta:generator>LibreOffice/24.2.3.2$Windows_X86_64 LibreOffice_project/433d9c2ded56988e8a90e6b2e771ee4e6a5ab2ba</meta:generator>
    <meta:document-statistic meta:table-count="0" meta:image-count="0" meta:object-count="0" meta:page-count="1" meta:paragraph-count="24" meta:word-count="119" meta:character-count="1248" meta:non-whitespace-character-count="1149"/>
  </office:meta>
</office:document-meta>
</file>